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19" style:parent-style-name="Silné" style:family="text">
      <style:text-properties fo:font-weight="normal" style:font-weight-asian="normal"/>
    </style:style>
    <style:style style:name="T20" style:parent-style-name="Silné" style:family="text">
      <style:text-properties fo:font-weight="normal" style:font-weight-asian="normal"/>
    </style:style>
    <style:style style:name="T21" style:parent-style-name="Silné" style:family="text">
      <style:text-properties fo:font-weight="normal" style:font-weight-asian="normal"/>
    </style:style>
    <style:style style:name="P22" style:parent-style-name="Základnítext" style:family="paragraph">
      <style:text-properties fo:font-weight="bold" style:font-weight-asian="bold"/>
    </style:style>
    <style:style style:name="P23" style:parent-style-name="Základnítext" style:family="paragraph">
      <style:paragraph-properties fo:margin-top="0in" fo:margin-bottom="0in" fo:line-height="100%"/>
      <style:text-properties fo:font-weight="bold" style:font-weight-asian="bold" fo:color="#008576" fo:font-size="12pt" style:font-size-asian="12pt" style:font-size-complex="13pt"/>
    </style:style>
    <style:style style:name="P24" style:parent-style-name="Základnítext" style:family="paragraph">
      <style:paragraph-properties fo:margin-top="0in" fo:margin-bottom="0in" fo:line-height="100%"/>
    </style:style>
    <style:style style:name="P25" style:parent-style-name="Základnítext" style:family="paragraph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1/2018<text:bookmark-end text:name="Text14"/></text:p>
            <text:p text:style-name="Normální">KVOP-49244/2018<text:bookmark-end text:name="Text2"/></text:p>
            <text:p text:style-name="Normální"><text:bookmark-start text:name="Text6"/>13. 11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N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H.,</text:p>
      <text:p text:style-name="Základnítext">dne<text:s/>7. listopadu 2018<text:s/>byla do Kanceláře veřejného ochránce práv doručena Vaše žádost podle zákona č. 106/1999 Sb., o svobodném přístupu k informacím, ve znění pozdějších předpisů, kterou žádáte:</text:p>
      <text:list text:style-name="LFO3" text:continue-numbering="true">
        <text:list-item>
          <text:p text:style-name="P18">reakci Ministerstva průmyslu a obchodu podle § 15 zákona č. 349/1999 Sb., o veřejném ochránci práv, ve znění pozdějších předpisů,<text:s/>v šetření z vlastní iniciativy, která vznikla<text:s/>v návaznosti na Vaše podněty vedené pod sp. zn. 1606/2016/VOP/VB, 1607/2016/VOP/VB, 1608/2016/VOP/VB.</text:p>
        </text:list-item>
      </text:list>
      <text:p text:style-name="Základnítext">Ve smyslu zákona o svobodném přístupu k informacím<text:s/><text:span text:style-name="Silné">se uvedená</text:span><text:span text:style-name="Silné"><text:s/>informace</text:span><text:span text:style-name="Silné"><text:s/>poskytuje (viz příloha).</text:span></text:p>
      <text:p text:style-name="Základnítext"><text:span text:style-name="T19">S</text:span><text:span text:style-name="T20"> </text:span><text:span text:style-name="T21">pozdravem</text:span></text:p>
      <text:p text:style-name="P22"/>
      <text:p text:style-name="podpis">Mgr.<text:s/>Jana Gregorová<text:s/>v. r.</text:p>
      <text:p text:style-name="podpis">zástupkyně ředitelky právní<text:s/>sekce</text:p>
      <text:p text:style-name="podpis">(dopis je opatřen elektronickým podpisem)</text:p>
      <text:p text:style-name="Základnítext"/>
      <text:p text:style-name="Základnítext"/>
      <text:p text:style-name="Základnítext"/>
      <text:p text:style-name="Základnítext"/>
      <text:p text:style-name="Základnítext"/>
      <text:p text:style-name="Základnítext"/>
      <text:p text:style-name="P23">Příloha:</text:p>
      <text:p text:style-name="P24">Dopis MPO ze dne 28.4.2017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ZAZ7*</text:span>*KVOPX008ZAZ7*</text:p>
        <text:p text:style-name="P12"><text:span text:style-name="T13">KVOPX008ZAZ7</text:span>KVOPX008ZAZ7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1-15T08:28:00Z</meta:creation-date>
    <dc:date>2019-01-15T08:35:00Z</dc:date>
    <meta:print-date>2016-06-27T08:08:00Z</meta:print-date>
    <meta:template xlink:href="KVOP_dopis%20vedoucího" xlink:type="simple"/>
    <meta:editing-cycles>3</meta:editing-cycles>
    <meta:editing-duration>PT420S</meta:editing-duration>
    <meta:user-defined meta:name="ContentTypeId">0x010100D3A71DC738674B4893D02C4CA0E22FAC</meta:user-defined>
    <meta:document-statistic meta:page-count="1" meta:paragraph-count="1" meta:word-count="140" meta:character-count="968" meta:row-count="6" meta:non-whitespace-character-count="829"/>
  </office:meta>
</office:document-meta>
</file>